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30"/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5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15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15">
      <style:table-cell-properties fo:border-top="thin solid #000000" fo:border-bottom="none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9316666666667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C</text:p>
          </table:table-cell>
          <table:table-cell office:value-type="string" table:style-name="ce1">
            <text:p>Voltag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Pwr_res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5V</text:p>
          </table:table-cell>
          <table:table-cell office:value-type="string" table:style-name="ce3">
            <text:p>6V</text:p>
          </table:table-cell>
          <table:table-cell office:value-type="string" table:style-name="ce1">
            <text:p>16V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EEPROM CAT2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2">
            <text:p>1,00E-06</text:p>
          </table:table-cell>
          <table:table-cell office:value-type="float" office:value="3.2999999999999997E-6" table:formula="of:=[.C4]*[.D4]" table:style-name="ce2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4]*[.E4]" table:style-name="ce2">
            <text:p>3,30E-06</text:p>
          </table:table-cell>
          <table:table-cell table:style-name="ce1"/>
          <table:table-cell office:value-type="float" office:value="3.2999999999999997E-6" table:formula="of:=[.$G4]" table:style-name="ce2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atchdog TPL</text:p>
          </table:table-cell>
          <table:table-cell office:value-type="float" office:value="5" table:style-name="ce1">
            <text:p>5</text:p>
          </table:table-cell>
          <table:table-cell office:value-type="float" office:value="4.9999999999999998E-8" table:style-name="ce2">
            <text:p>5,00E-08</text:p>
          </table:table-cell>
          <table:table-cell office:value-type="float" office:value="2.4999999999999999E-7" table:formula="of:=[.C5]*[.D5]" table:style-name="ce2">
            <text:p>2,50E-07</text:p>
          </table:table-cell>
          <table:table-cell office:value-type="float" office:value="1" table:style-name="ce1">
            <text:p>1</text:p>
          </table:table-cell>
          <table:table-cell office:value-type="float" office:value="2.4999999999999999E-7" table:formula="of:=[.F5]*[.E5]" table:style-name="ce2">
            <text:p>2,50E-07</text:p>
          </table:table-cell>
          <table:table-cell table:number-columns-repeated="2" table:style-name="ce1"/>
          <table:table-cell office:value-type="float" office:value="2.4999999999999999E-7" table:formula="of:=[.$G5]" table:style-name="ce2">
            <text:p>2,50E-07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P3221</text:p>
          </table:table-cell>
          <table:table-cell office:value-type="float" office:value="5" table:style-name="ce1">
            <text:p>5</text:p>
          </table:table-cell>
          <table:table-cell office:value-type="float" office:value="2.9999999999999997E-4" table:style-name="ce2">
            <text:p>3,00E-04</text:p>
          </table:table-cell>
          <table:table-cell office:value-type="float" office:value="1.4999999999999998E-3" table:formula="of:=[.C7]*[.D7]" table:style-name="ce2">
            <text:p>1,50E-03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8E-3" table:formula="of:=[.F7]*[.E7]" table:style-name="ce2">
            <text:p>1,50E-03</text:p>
          </table:table-cell>
          <table:table-cell table:number-columns-repeated="2" table:style-name="ce1"/>
          <table:table-cell office:value-type="float" office:value="1.4999999999999998E-3" table:formula="of:=[.$G7]" table:style-name="ce2">
            <text:p>1,5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P3221 - Voltage_divider</text:p>
          </table:table-cell>
          <table:table-cell office:value-type="float" office:value="6" table:style-name="ce1">
            <text:p>6</text:p>
          </table:table-cell>
          <table:table-cell office:value-type="float" office:value="7.0588235294117649E-6" table:formula="of:=[.C8]/850000" table:style-name="ce2">
            <text:p>7,06E-06</text:p>
          </table:table-cell>
          <table:table-cell office:value-type="float" office:value="4.2352941176470591E-5" table:formula="of:=[.C8]*[.D8]" table:style-name="ce2">
            <text:p>4,24E-05</text:p>
          </table:table-cell>
          <table:table-cell office:value-type="float" office:value="2" table:style-name="ce1">
            <text:p>2</text:p>
          </table:table-cell>
          <table:table-cell office:value-type="float" office:value="8.4705882352941183E-5" table:formula="of:=[.F8]*[.E8]" table:style-name="ce2">
            <text:p>8,47E-05</text:p>
          </table:table-cell>
          <table:table-cell table:number-columns-repeated="3" table:style-name="ce1"/>
          <table:table-cell office:value-type="float" office:value="8.4705882352941183E-5" table:formula="of:=[.$G8]" table:style-name="ce2">
            <text:p>8,47E-05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 - quiet - min</text:p>
          </table:table-cell>
          <table:table-cell office:value-type="float" office:value="6" table:style-name="ce1">
            <text:p>6</text:p>
          </table:table-cell>
          <table:table-cell office:value-type="float" office:value="2E-3" table:style-name="ce2">
            <text:p>2,00E-03</text:p>
          </table:table-cell>
          <table:table-cell office:value-type="float" office:value="1.2E-2" table:formula="of:=[.C9]*[.D9]" table:style-name="ce2">
            <text:p>1,20E-02</text:p>
          </table:table-cell>
          <table:table-cell table:style-name="ce1"/>
          <table:table-cell office:value-type="float" office:value="0" table:formula="of:=[.F9]*[.E9]" table:style-name="ce2">
            <text:p>0,00E+00</text:p>
          </table:table-cell>
          <table:table-cell table:number-columns-repeated="3" table:style-name="ce1"/>
          <table:table-cell office:value-type="float" office:value="0" table:formula="of:=[.$G9]" table:style-name="ce2">
            <text:p>0,00E+00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 - quiet - max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2">
            <text:p>6,00E-03</text:p>
          </table:table-cell>
          <table:table-cell office:value-type="float" office:value="3.6000000000000004E-2" table:formula="of:=[.C10]*[.D10]" table:style-name="ce2">
            <text:p>3,60E-02</text:p>
          </table:table-cell>
          <table:table-cell office:value-type="float" office:value="1" table:style-name="ce1">
            <text:p>1</text:p>
          </table:table-cell>
          <table:table-cell office:value-type="float" office:value="3.6000000000000004E-2" table:formula="of:=[.F10]*[.E10]" table:style-name="ce2">
            <text:p>3,60E-02</text:p>
          </table:table-cell>
          <table:table-cell table:number-columns-repeated="3" table:style-name="ce1"/>
          <table:table-cell office:value-type="float" office:value="3.6000000000000004E-2" table:formula="of:=[.$G10]" table:style-name="ce2">
            <text:p>3,60E-0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T3487 - quiet - min</text:p>
          </table:table-cell>
          <table:table-cell office:value-type="float" office:value="5" table:style-name="ce1">
            <text:p>5</text:p>
          </table:table-cell>
          <table:table-cell office:value-type="float" office:value="4.0000000000000001E-3" table:style-name="ce2">
            <text:p>4,00E-03</text:p>
          </table:table-cell>
          <table:table-cell office:value-type="float" office:value="0.02" table:formula="of:=[.C11]*[.D11]" table:style-name="ce2">
            <text:p>2,00E-02</text:p>
          </table:table-cell>
          <table:table-cell table:style-name="ce1"/>
          <table:table-cell office:value-type="float" office:value="0" table:formula="of:=[.F11]*[.E11]" table:style-name="ce2">
            <text:p>0,00E+00</text:p>
          </table:table-cell>
          <table:table-cell table:number-columns-repeated="2" table:style-name="ce1"/>
          <table:table-cell office:value-type="float" office:value="0" table:formula="of:=[.$G11]" table:style-name="ce2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T3487 - quiet - max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2">
            <text:p>5,00E-03</text:p>
          </table:table-cell>
          <table:table-cell office:value-type="float" office:value="2.5000000000000001E-2" table:formula="of:=[.C12]*[.D12]" table:style-name="ce2">
            <text:p>2,50E-02</text:p>
          </table:table-cell>
          <table:table-cell office:value-type="float" office:value="2" table:style-name="ce1">
            <text:p>2</text:p>
          </table:table-cell>
          <table:table-cell office:value-type="float" office:value="0.05" table:formula="of:=[.F12]*[.E12]" table:style-name="ce2">
            <text:p>5,00E-02</text:p>
          </table:table-cell>
          <table:table-cell table:number-columns-repeated="2" table:style-name="ce1"/>
          <table:table-cell office:value-type="float" office:value="0.05" table:formula="of:=[.$G12]" table:style-name="ce2">
            <text:p>5,00E-02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DAC8562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2">
            <text:p>2,00E-03</text:p>
          </table:table-cell>
          <table:table-cell office:value-type="float" office:value="0.01" table:formula="of:=[.C14]*[.D14]" table:style-name="ce2">
            <text:p>1,00E-02</text:p>
          </table:table-cell>
          <table:table-cell office:value-type="float" office:value="2" table:style-name="ce1">
            <text:p>2</text:p>
          </table:table-cell>
          <table:table-cell office:value-type="float" office:value="0.02" table:formula="of:=[.F14]*[.E14]" table:style-name="ce2">
            <text:p>2,00E-02</text:p>
          </table:table-cell>
          <table:table-cell table:number-columns-repeated="2" table:style-name="ce1"/>
          <table:table-cell office:value-type="float" office:value="0.02" table:formula="of:=[.$G14]" table:style-name="ce2">
            <text:p>2,0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AC8562 - sleep</text:p>
          </table:table-cell>
          <table:table-cell office:value-type="float" office:value="5" table:style-name="ce1">
            <text:p>5</text:p>
          </table:table-cell>
          <table:table-cell office:value-type="float" office:value="1.9999999999999999E-6" table:style-name="ce2">
            <text:p>2,00E-06</text:p>
          </table:table-cell>
          <table:table-cell office:value-type="float" office:value="9.9999999999999991E-6" table:formula="of:=[.C15]*[.D15]" table:style-name="ce2">
            <text:p>1,00E-05</text:p>
          </table:table-cell>
          <table:table-cell table:style-name="ce1"/>
          <table:table-cell office:value-type="float" office:value="0" table:formula="of:=[.F15]*[.E15]" table:style-name="ce2">
            <text:p>0,00E+00</text:p>
          </table:table-cell>
          <table:table-cell table:number-columns-repeated="2" table:style-name="ce1"/>
          <table:table-cell office:value-type="float" office:value="0" table:formula="of:=[.$G15]" table:style-name="ce2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OPAx388</text:p>
          </table:table-cell>
          <table:table-cell office:value-type="float" office:value="5" table:style-name="ce1">
            <text:p>5</text:p>
          </table:table-cell>
          <table:table-cell office:value-type="float" office:value="2.5999999999999999E-3" table:style-name="ce2">
            <text:p>2,60E-03</text:p>
          </table:table-cell>
          <table:table-cell office:value-type="float" office:value="1.2999999999999999E-2" table:formula="of:=[.C16]*[.D16]" table:style-name="ce2">
            <text:p>1,30E-02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6.5000000000000002E-2" table:formula="of:=[.F16]*[.E16]" table:style-name="ce2">
            <text:p>6,50E-02</text:p>
          </table:table-cell>
          <table:table-cell table:number-columns-repeated="2" table:style-name="ce1"/>
          <table:table-cell office:value-type="float" office:value="6.5000000000000002E-2" table:formula="of:=[.$G16]" table:style-name="ce2">
            <text:p>6,5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OPAx388 - MaxDrive</text:p>
          </table:table-cell>
          <table:table-cell office:value-type="float" office:value="5" table:style-name="ce5">
            <text:p>5</text:p>
          </table:table-cell>
          <table:table-cell office:value-type="float" office:value="0.05" table:style-name="ce6">
            <text:p>5,00E-02</text:p>
          </table:table-cell>
          <table:table-cell office:value-type="float" office:value="0.25" table:formula="of:=[.C17]*[.D17]" table:style-name="ce6">
            <text:p>2,50E-01</text:p>
          </table:table-cell>
          <table:table-cell office:value-type="float" office:value="2" table:style-name="ce5">
            <text:p>2</text:p>
          </table:table-cell>
          <table:table-cell office:value-type="float" office:value="0.5" table:formula="of:=[.F17]*[.E17]" table:style-name="ce6">
            <text:p>5,00E-01</text:p>
          </table:table-cell>
          <table:table-cell table:number-columns-repeated="2" table:style-name="ce1"/>
          <table:table-cell office:value-type="float" office:value="0.5" table:formula="of:=[.$G17]" table:style-name="ce2">
            <text:p>5,00E-0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421</text:p>
          </table:table-cell>
          <table:table-cell office:value-type="float" office:value="16" table:style-name="ce1">
            <text:p>16</text:p>
          </table:table-cell>
          <table:table-cell office:value-type="float" office:value="2.3E-3" table:style-name="ce2">
            <text:p>2,30E-03</text:p>
          </table:table-cell>
          <table:table-cell office:value-type="float" office:value="3.6799999999999999E-2" table:formula="of:=[.C18]*[.D18]" table:style-name="ce2">
            <text:p>3,68E-02</text:p>
          </table:table-cell>
          <table:table-cell office:value-type="float" office:value="2" table:style-name="ce1">
            <text:p>2</text:p>
          </table:table-cell>
          <table:table-cell office:value-type="float" office:value="7.3599999999999999E-2" table:formula="of:=[.F18]*[.E18]" table:style-name="ce2">
            <text:p>7,36E-02</text:p>
          </table:table-cell>
          <table:table-cell table:number-columns-repeated="4" table:style-name="ce1"/>
          <table:table-cell office:value-type="float" office:value="7.3599999999999999E-2" table:formula="of:=[.$G18]" table:style-name="ce2">
            <text:p>7,36E-0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ADS8691 - quiet</text:p>
          </table:table-cell>
          <table:table-cell office:value-type="float" office:value="5" table:style-name="ce1">
            <text:p>5</text:p>
          </table:table-cell>
          <table:table-cell office:value-type="float" office:value="6.3E-3" table:style-name="ce2">
            <text:p>6,30E-03</text:p>
          </table:table-cell>
          <table:table-cell office:value-type="float" office:value="3.15E-2" table:formula="of:=[.C19]*[.D19]" table:style-name="ce2">
            <text:p>3,15E-02</text:p>
          </table:table-cell>
          <table:table-cell table:style-name="ce1"/>
          <table:table-cell office:value-type="float" office:value="0" table:formula="of:=[.F19]*[.E19]" table:style-name="ce2">
            <text:p>0,00E+00</text:p>
          </table:table-cell>
          <table:table-cell table:number-columns-repeated="2" table:style-name="ce1"/>
          <table:table-cell office:value-type="float" office:value="0" table:formula="of:=[.$G19]" table:style-name="ce2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ADS8691 - converting</text:p>
          </table:table-cell>
          <table:table-cell office:value-type="float" office:value="5" table:style-name="ce5">
            <text:p>5</text:p>
          </table:table-cell>
          <table:table-cell office:value-type="float" office:value="1.0500000000000001E-2" table:style-name="ce6">
            <text:p>1,05E-02</text:p>
          </table:table-cell>
          <table:table-cell office:value-type="float" office:value="5.2500000000000005E-2" table:formula="of:=[.C20]*[.D20]" table:style-name="ce6">
            <text:p>5,25E-02</text:p>
          </table:table-cell>
          <table:table-cell office:value-type="float" office:value="1" table:style-name="ce5">
            <text:p>1</text:p>
          </table:table-cell>
          <table:table-cell office:value-type="float" office:value="5.2500000000000005E-2" table:formula="of:=[.F20]*[.E20]" table:style-name="ce6">
            <text:p>5,25E-02</text:p>
          </table:table-cell>
          <table:table-cell table:number-columns-repeated="2" table:style-name="ce1"/>
          <table:table-cell office:value-type="float" office:value="5.2500000000000005E-2" table:formula="of:=[.$G20]" table:style-name="ce2">
            <text:p>5,25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standby</text:p>
          </table:table-cell>
          <table:table-cell office:value-type="float" office:value="5" table:style-name="ce1">
            <text:p>5</text:p>
          </table:table-cell>
          <table:table-cell office:value-type="float" office:value="2.8E-3" table:style-name="ce2">
            <text:p>2,80E-03</text:p>
          </table:table-cell>
          <table:table-cell office:value-type="float" office:value="1.4E-2" table:formula="of:=[.C21]*[.D21]" table:style-name="ce2">
            <text:p>1,40E-02</text:p>
          </table:table-cell>
          <table:table-cell office:value-type="float" office:value="3" table:style-name="ce1">
            <text:p>3</text:p>
          </table:table-cell>
          <table:table-cell office:value-type="float" office:value="4.2000000000000003E-2" table:formula="of:=[.F21]*[.E21]" table:style-name="ce2">
            <text:p>4,20E-02</text:p>
          </table:table-cell>
          <table:table-cell table:number-columns-repeated="2" table:style-name="ce1"/>
          <table:table-cell office:value-type="float" office:value="4.2000000000000003E-2" table:formula="of:=[.$G21]" table:style-name="ce2">
            <text:p>4,2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powerdown</text:p>
          </table:table-cell>
          <table:table-cell office:value-type="float" office:value="5" table:style-name="ce1">
            <text:p>5</text:p>
          </table:table-cell>
          <table:table-cell office:value-type="float" office:value="1.0000000000000001E-5" table:style-name="ce2">
            <text:p>1,00E-05</text:p>
          </table:table-cell>
          <table:table-cell office:value-type="float" office:value="5.0000000000000002E-5" table:formula="of:=[.C22]*[.D22]" table:style-name="ce2">
            <text:p>5,00E-05</text:p>
          </table:table-cell>
          <table:table-cell table:style-name="ce1"/>
          <table:table-cell office:value-type="float" office:value="0" table:formula="of:=[.F22]*[.E22]" table:style-name="ce2">
            <text:p>0,00E+00</text:p>
          </table:table-cell>
          <table:table-cell table:number-columns-repeated="2" table:style-name="ce1"/>
          <table:table-cell office:value-type="float" office:value="0" table:formula="of:=[.$G22]" table:style-name="ce2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digital max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4" table:style-name="ce2">
            <text:p>2,50E-04</text:p>
          </table:table-cell>
          <table:table-cell office:value-type="float" office:value="8.25E-4" table:formula="of:=[.C23]*[.D23]" table:style-name="ce2">
            <text:p>8,25E-04</text:p>
          </table:table-cell>
          <table:table-cell office:value-type="float" office:value="3" table:style-name="ce1">
            <text:p>3</text:p>
          </table:table-cell>
          <table:table-cell office:value-type="float" office:value="2.4749999999999998E-3" table:formula="of:=[.F23]*[.E23]" table:style-name="ce2">
            <text:p>2,48E-03</text:p>
          </table:table-cell>
          <table:table-cell table:style-name="ce1"/>
          <table:table-cell office:value-type="float" office:value="2.4749999999999998E-3" table:formula="of:=[.$G23]" table:style-name="ce2">
            <text:p>2,48E-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DS8691 - digital PD/standby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2">
            <text:p>1,00E-06</text:p>
          </table:table-cell>
          <table:table-cell office:value-type="float" office:value="3.2999999999999997E-6" table:formula="of:=[.C24]*[.D24]" table:style-name="ce2">
            <text:p>3,30E-06</text:p>
          </table:table-cell>
          <table:table-cell table:style-name="ce1"/>
          <table:table-cell office:value-type="float" office:value="0" table:formula="of:=[.F24]*[.E24]" table:style-name="ce2">
            <text:p>0,00E+00</text:p>
          </table:table-cell>
          <table:table-cell table:style-name="ce1"/>
          <table:table-cell office:value-type="float" office:value="0" table:formula="of:=[.$G24]" table:style-name="ce2">
            <text:p>0,00E+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LSF0108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5" table:formula="of:=5*0.000005" table:style-name="ce1">
            <text:p>0,000025</text:p>
          </table:table-cell>
          <table:table-cell office:value-type="float" office:value="8.25E-5" table:formula="of:=[.C26]*[.D26]" table:style-name="ce2">
            <text:p>8,25E-05</text:p>
          </table:table-cell>
          <table:table-cell office:value-type="float" office:value="2" table:style-name="ce1">
            <text:p>2</text:p>
          </table:table-cell>
          <table:table-cell office:value-type="float" office:value="1.65E-4" table:formula="of:=[.F26]*[.E26]" table:style-name="ce2">
            <text:p>1,65E-04</text:p>
          </table:table-cell>
          <table:table-cell table:style-name="ce1"/>
          <table:table-cell office:value-type="float" office:value="1.65E-4" table:formula="of:=[.$G26]" table:style-name="ce2">
            <text:p>1,65E-0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5">
            <text:p>PU - 10x 5V 100k</text:p>
          </table:table-cell>
          <table:table-cell office:value-type="float" office:value="5" table:style-name="ce5">
            <text:p>5</text:p>
          </table:table-cell>
          <table:table-cell office:value-type="float" office:value="5.0000000000000002E-5" table:formula="of:=[.C27]/100000" table:style-name="ce5">
            <text:p>0,00005</text:p>
          </table:table-cell>
          <table:table-cell office:value-type="float" office:value="2.5000000000000001E-4" table:formula="of:=[.C27]*[.D27]" table:style-name="ce6">
            <text:p>2,50E-04</text:p>
          </table:table-cell>
          <table:table-cell office:value-type="float" office:value="10" table:style-name="ce5">
            <text:p>10</text:p>
          </table:table-cell>
          <table:table-cell office:value-type="float" office:value="2.5000000000000001E-3" table:formula="of:=[.F27]*[.E27]" table:style-name="ce6">
            <text:p>2,50E-03</text:p>
          </table:table-cell>
          <table:table-cell table:style-name="ce1"/>
          <table:table-cell table:style-name="ce2"/>
          <table:table-cell office:value-type="float" office:value="2.5000000000000001E-3" table:formula="of:=[.$G27]" table:style-name="ce2">
            <text:p>2,5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PU - 10x 3V3 100k</text:p>
          </table:table-cell>
          <table:table-cell office:value-type="float" office:value="3.3" table:style-name="ce5">
            <text:p>3,3</text:p>
          </table:table-cell>
          <table:table-cell office:value-type="float" office:value="3.2999999999999996E-5" table:formula="of:=[.C28]/100000" table:style-name="ce5">
            <text:p>0,000033</text:p>
          </table:table-cell>
          <table:table-cell office:value-type="float" office:value="1.0889999999999998E-4" table:formula="of:=[.C28]*[.D28]" table:style-name="ce6">
            <text:p>1,09E-04</text:p>
          </table:table-cell>
          <table:table-cell office:value-type="float" office:value="10" table:style-name="ce5">
            <text:p>10</text:p>
          </table:table-cell>
          <table:table-cell office:value-type="float" office:value="1.0889999999999997E-3" table:formula="of:=[.F28]*[.E28]" table:style-name="ce6">
            <text:p>1,09E-03</text:p>
          </table:table-cell>
          <table:table-cell table:style-name="ce1"/>
          <table:table-cell office:value-type="float" office:value="1.0889999999999997E-3" table:formula="of:=[.$G28]" table:style-name="ce2">
            <text:p>1,09E-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NLAS4684</text:p>
          </table:table-cell>
          <table:table-cell office:value-type="float" office:value="5" table:style-name="ce1">
            <text:p>5</text:p>
          </table:table-cell>
          <table:table-cell office:value-type="float" office:value="2.0000000000000001E-4" table:style-name="ce2">
            <text:p>2,00E-04</text:p>
          </table:table-cell>
          <table:table-cell office:value-type="float" office:value="1E-3" table:formula="of:=[.C29]*[.D29]" table:style-name="ce2">
            <text:p>1,00E-03</text:p>
          </table:table-cell>
          <table:table-cell office:value-type="float" office:value="9" table:style-name="ce1">
            <text:p>9</text:p>
          </table:table-cell>
          <table:table-cell office:value-type="float" office:value="9.0000000000000011E-3" table:formula="of:=[.F29]*[.E29]" table:style-name="ce2">
            <text:p>9,00E-03</text:p>
          </table:table-cell>
          <table:table-cell table:number-columns-repeated="2" table:style-name="ce1"/>
          <table:table-cell office:value-type="float" office:value="9.0000000000000011E-3" table:formula="of:=[.$G29]" table:style-name="ce2">
            <text:p>9,0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HCT2G0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2">
            <text:p>1,00E-06</text:p>
          </table:table-cell>
          <table:table-cell office:value-type="float" office:value="3.2999999999999997E-6" table:formula="of:=[.C30]*[.D30]" table:style-name="ce2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30]*[.E30]" table:style-name="ce2">
            <text:p>3,30E-06</text:p>
          </table:table-cell>
          <table:table-cell table:style-name="ce1"/>
          <table:table-cell office:value-type="float" office:value="3.2999999999999997E-6" table:formula="of:=[.$G30]" table:style-name="ce2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C7WH</text:p>
          </table:table-cell>
          <table:table-cell office:value-type="float" office:value="3.3" table:style-name="ce1">
            <text:p>3,3</text:p>
          </table:table-cell>
          <table:table-cell office:value-type="float" office:value="1.9999999999999999E-6" table:style-name="ce2">
            <text:p>2,00E-06</text:p>
          </table:table-cell>
          <table:table-cell office:value-type="float" office:value="6.5999999999999995E-6" table:formula="of:=[.C31]*[.D31]" table:style-name="ce2">
            <text:p>6,60E-06</text:p>
          </table:table-cell>
          <table:table-cell office:value-type="float" office:value="1" table:style-name="ce1">
            <text:p>1</text:p>
          </table:table-cell>
          <table:table-cell office:value-type="float" office:value="6.5999999999999995E-6" table:formula="of:=[.F31]*[.E31]" table:style-name="ce2">
            <text:p>6,60E-06</text:p>
          </table:table-cell>
          <table:table-cell table:style-name="ce1"/>
          <table:table-cell office:value-type="float" office:value="6.5999999999999995E-6" table:formula="of:=[.$G31]" table:style-name="ce2">
            <text:p>6,60E-06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5V_LDO_LOSS</text:p>
          </table:table-cell>
          <table:table-cell table:style-name="ce1"/>
          <table:table-cell table:style-name="ce2"/>
          <table:table-cell office:value-type="float" office:value="0.14850004999999999" table:formula="of:=[.J36]*(6-5)/5" table:style-name="ce2">
            <text:p>1,49E-01</text:p>
          </table:table-cell>
          <table:table-cell office:value-type="float" office:value="1" table:style-name="ce1">
            <text:p>1</text:p>
          </table:table-cell>
          <table:table-cell office:value-type="float" office:value="0.14850004999999999" table:formula="of:=[.F33]*[.E33]" table:style-name="ce2">
            <text:p>1,49E-01</text:p>
          </table:table-cell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3V3_LDO_LOSS</text:p>
          </table:table-cell>
          <table:table-cell table:style-name="ce1"/>
          <table:table-cell table:style-name="ce2"/>
          <table:table-cell office:value-type="float" office:value="1.9277999999999997E-3" table:formula="of:=[.I36] *(5-3.3)/3.3" table:style-name="ce2">
            <text:p>1,93E-03</text:p>
          </table:table-cell>
          <table:table-cell office:value-type="float" office:value="1" table:style-name="ce1">
            <text:p>1</text:p>
          </table:table-cell>
          <table:table-cell office:value-type="float" office:value="1.9277999999999997E-3" table:formula="of:=[.F34]*[.E34]" table:style-name="ce2">
            <text:p>1,93E-03</text:p>
          </table:table-cell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/>
          <table:table-cell office:value-type="string" table:style-name="ce7">
            <text:p>Beaglebone MAX</text:p>
          </table:table-cell>
          <table:table-cell office:value-type="float" office:value="5" table:style-name="ce7">
            <text:p>5</text:p>
          </table:table-cell>
          <table:table-cell office:value-type="float" office:value="0.39" table:style-name="ce8">
            <text:p>3,90E-01</text:p>
          </table:table-cell>
          <table:table-cell office:value-type="float" office:value="1.9500000000000002" table:formula="of:=[.C35]*[.D35]" table:style-name="ce8">
            <text:p>1,95E+0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F35]*[.E35]" table:style-name="ce8">
            <text:p>0,00E+00</text:p>
          </table:table-cell>
          <table:table-cell table:style-name="ce9"/>
          <table:table-cell table:style-name="ce10"/>
          <table:table-cell table:number-columns-repeated="3" table:style-name="ce9"/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_W</text:p>
          </table:table-cell>
          <table:table-cell office:value-type="float" office:value="1.0063550058823529" table:formula="of:= SUM([.G4:.G35])" table:style-name="ce4">
            <text:p>1,006</text:p>
          </table:table-cell>
          <table:table-cell office:value-type="string" table:style-name="ce1">
            <text:p>P_SUMs</text:p>
          </table:table-cell>
          <table:table-cell office:value-type="float" office:value="3.7421999999999989E-3" table:formula="of:= SUM([.I4:.I31])" table:style-name="ce4">
            <text:p>0,004</text:p>
          </table:table-cell>
          <table:table-cell office:value-type="float" office:value="0.74250024999999997" table:formula="of:= SUM([.J4:.J31])" table:style-name="ce4">
            <text:p>0,743</text:p>
          </table:table-cell>
          <table:table-cell office:value-type="float" office:value="3.6084705882352942E-2" table:formula="of:= SUM([.K4:.K31])" table:style-name="ce4">
            <text:p>0,036</text:p>
          </table:table-cell>
          <table:table-cell office:value-type="float" office:value="7.3599999999999999E-2" table:formula="of:= SUM([.L4:.L31])" table:style-name="ce4">
            <text:p>0,074</text:p>
          </table:table-cell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I_mA</text:p>
          </table:table-cell>
          <table:table-cell office:value-type="float" office:value="0.20127100117647059" table:formula="of:=[.G36]/5" table:style-name="ce1">
            <text:p>0,201271001</text:p>
          </table:table-cell>
          <table:table-cell table:style-name="ce1"/>
          <table:table-cell table:number-columns-repeated="4" table:style-name="ce4"/>
          <table:table-cell table:number-columns-repeated="16372"/>
        </table:table-row>
        <table:table-row table:number-rows-repeated="1048539" table:style-name="ro1">
          <table:table-cell table:number-columns-repeated="16384"/>
        </table:table-row>
      </table:table>
      <table:database-ranges>
        <table:database-range table:target-range-address="Sheet1.B3:Sheet1.L35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ingmo</meta:initial-creator>
    <dc:creator>ingmo</dc:creator>
    <meta:creation-date>2021-01-23T13:22:30Z</meta:creation-date>
    <dc:date>2021-03-07T16:44:13Z</dc:date>
  </office:meta>
</office:document-meta>
</file>